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ítulo: Diseño Gráfico para Impresión: Consejos Esenciales</text:p>
      <text:p text:style-name="Standard"/>
      <text:p text:style-name="Standard">Introducción:</text:p>
      <text:p text:style-name="Standard">El diseño gráfico para impresión es una disciplina clave en el mundo del diseño, ya que permite llevar las ideas y creaciones digitales al mundo tangible. En este artículo, exploraremos consejos esenciales para garantizar que tus diseños gráficos se impriman con éxito y luzcan de la mejor manera posible. Además, te proporcionaremos alternativas baratas y modelos de impresoras accesibles y de buena calidad para que puedas llevar tus diseños a la realidad sin gastar una fortuna.</text:p>
      <text:p text:style-name="Standard"/>
      <text:p text:style-name="Standard">1. Utiliza una resolución adecuada:</text:p>
      <text:p text:style-name="Standard">Al diseñar para impresión, es importante trabajar con una resolución adecuada para obtener resultados nítidos y claros. Asegúrate de configurar tu archivo con una resolución de al menos 300 píxeles por pulgada (ppi) para evitar problemas de calidad de impresión.</text:p>
      <text:p text:style-name="Standard"/>
      <text:p text:style-name="Standard">2. Elige el formato de color correcto:</text:p>
      <text:p text:style-name="Standard">Selecciona el formato de color adecuado para tus diseños de impresión. Si el proyecto requiere colores precisos, utiliza el modo de color CMYK, que es ideal para la impresión. Si estás diseñando para pantallas digitales, utiliza el modo de color RGB.</text:p>
      <text:p text:style-name="Standard"/>
      <text:p text:style-name="Standard">3. Configura los márgenes y sangrados:</text:p>
      <text:p text:style-name="Standard">Al diseñar para impresión, ten en cuenta los márgenes y sangrados. Configura tus diseños con márgenes suficientes alrededor de los elementos importantes y agrega sangrados, que son áreas adicionales de diseño que se recortan después de la impresión. Esto garantizará que no se recorten partes importantes de tu diseño.</text:p>
      <text:p text:style-name="Standard"/>
      <text:p text:style-name="Standard">4. Elige el tipo de papel adecuado:</text:p>
      <text:p text:style-name="Standard">Elige el tipo de papel que mejor se adapte a tus necesidades de impresión. Considera factores como la textura, el peso y la opacidad del papel. Si buscas alternativas más económicas, investiga sobre papeles reciclados o de menor gramaje que puedan ajustarse a tu presupuesto.</text:p>
      <text:p text:style-name="Standard"/>
      <text:p text:style-name="Standard">5. Comprueba la calibración del color:</text:p>
      <text:p text:style-name="Standard">Asegúrate de que la calibración del color en tu monitor esté correctamente ajustada para obtener resultados de impresión precisos. Utiliza herramientas y dispositivos de calibración de color para asegurarte de que los colores se vean consistentes tanto en pantalla como en la impresión.</text:p>
      <text:p text:style-name="Standard"/>
      <text:p text:style-name="Standard">6. Investiga impresoras accesibles y de buena calidad:</text:p>
      <text:p text:style-name="Standard">Si deseas imprimir tus diseños en casa, investiga modelos de impresoras accesibles y de buena calidad. Algunas opciones populares y asequibles son la serie Canon PIXMA y la serie Epson Expression, que ofrecen una buena calidad de impresión sin comprometer el presupuesto.</text:p>
      <text:p text:style-name="Standard"/>
      <text:p text:style-name="Standard">7. Considera servicios de impresión en línea:</text:p>
      <text:p text:style-name="Standard">Si no cuentas con una impresora en casa o necesitas imprimir grandes cantidades, considera utilizar servicios de impresión en línea. Hay plataformas que ofrecen impresiones de calidad profesional a precios asequibles, como Printful, Vistaprint o Moo.</text:p>
      <text:p text:style-name="Standard"/>
      <text:p text:style-name="Standard">8. Haz pruebas de impresión:</text:p>
      <text:p text:style-name="Standard">Antes de imprimir grandes cantidades, realiza pruebas de impresión para verificar que tus diseños se vean como esperas. Esto te permitirá realizar ajustes si es necesario y asegurarte de que el resultado final cumpla tus expectativas.</text:p>
      <text:p text:style-name="Standard"/>
      <text:p text:style-name="Standard">Conclusión:</text:p>
      <text:p text:style-name="Standard"><text:soft-page-break/>El diseño gráfico para impresión requiere atención al detalle y conocimientos específicos para obtener resultados exitosos. Utiliza los consejos esenciales</text:p>
      <text:p text:style-name="Standard"/>
      <text:p text:style-name="Standard"><text:s/>presentados en este artículo, como trabajar con una resolución adecuada, elegir el formato de color correcto y configurar los márgenes y sangrados. Además, considera opciones económicas como papeles alternativos y modelos de impresoras accesibles y de buena calidad. Siempre realiza pruebas de impresión antes de imprimir grandes cantidades para asegurarte de obtener resultados satisfactorios. ¡Disfruta del proceso de llevar tus diseños gráficos al mundo físico y observa cómo tus creaciones cobran vida a través de la impres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es-419" fo:language="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8T12:55:18.023000000</meta:creation-date>
    <dc:date>2023-05-18T13:31:50.495000000</dc:date>
    <meta:editing-duration>PT36M32S</meta:editing-duration>
    <meta:editing-cycles>7</meta:editing-cycles>
    <meta:generator>LibreOffice/7.5.0.3$Windows_X86_64 LibreOffice_project/c21113d003cd3efa8c53188764377a8272d9d6de</meta:generator>
    <meta:document-statistic meta:table-count="0" meta:image-count="0" meta:object-count="0" meta:page-count="2" meta:paragraph-count="22" meta:word-count="565" meta:character-count="3707" meta:non-whitespace-character-count="3163"/>
  </office:meta>
</office:document-meta>
</file>